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tillium Web" svg:font-family="'Titillium Web', sans-serif"/>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Text_20_body">
      <style:text-properties officeooo:paragraph-rsid="001dd141"/>
    </style:style>
    <style:style style:name="P4" style:family="paragraph" style:parent-style-name="Heading_20_1">
      <style:text-properties officeooo:paragraph-rsid="001dd141"/>
    </style:style>
    <style:style style:name="P5" style:family="paragraph" style:parent-style-name="Heading_20_2">
      <style:text-properties officeooo:rsid="001dd141" officeooo:paragraph-rsid="001dd141"/>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4">
      <style:text-properties officeooo:paragraph-rsid="001e5c1d"/>
    </style:style>
    <style:style style:name="P11" style:family="paragraph" style:parent-style-name="Standard">
      <style:text-properties officeooo:rsid="001f13ba" officeooo:paragraph-rsid="001f13ba"/>
    </style:style>
    <style:style style:name="T1"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2"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3" style:family="text">
      <style:text-properties officeooo:rsid="0020d40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6</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26_4058247836" text:style-name="Index_20_Link" text:visited-style-name="Index_20_Link">Presentation du jeu de données<text:tab/>1</text:a></text:p>
          <text:p text:style-name="P2"><text:a xlink:type="simple" xlink:href="#__RefHeading___Toc328_4058247836" text:style-name="Index_20_Link" text:visited-style-name="Index_20_Link">Description<text:tab/>1</text:a></text:p>
          <text:p text:style-name="P2"><text:a xlink:type="simple" xlink:href="#__RefHeading___Toc330_4058247836" text:style-name="Index_20_Link" text:visited-style-name="Index_20_Link">Condition d’utilisation<text:tab/>1</text:a></text:p>
          <text:p text:style-name="P2"><text:a xlink:type="simple" xlink:href="#__RefHeading___Toc332_4058247836" text:style-name="Index_20_Link" text:visited-style-name="Index_20_Link">Mode de constitution<text:tab/>1</text:a></text:p>
          <text:p text:style-name="P2"><text:a xlink:type="simple" xlink:href="#__RefHeading___Toc334_4058247836" text:style-name="Index_20_Link" text:visited-style-name="Index_20_Link">Information géographiques<text:tab/>1</text:a></text:p>
          <text:p text:style-name="P2"><text:a xlink:type="simple" xlink:href="#__RefHeading___Toc336_4058247836" text:style-name="Index_20_Link" text:visited-style-name="Index_20_Link">Informations tables<text:tab/>1</text:a></text:p>
          <text:p text:style-name="P1"><text:a xlink:type="simple" xlink:href="#__RefHeading___Toc215_4058247836" text:style-name="Index_20_Link" text:visited-style-name="Index_20_Link">Projet<text:tab/>2</text:a></text:p>
        </text:index-body>
      </text:table-of-content>
      <text:p text:style-name="Text_20_body"/>
      <text:h text:style-name="P4" text:outline-level="1"><text:bookmark-start text:name="__RefHeading___Toc326_4058247836"/>Pr<text:span text:style-name="T2">é</text:span>sentation du jeu de données<text:bookmark-end text:name="__RefHeading___Toc326_4058247836"/></text:h>
      <text:h text:style-name="P5" text:outline-level="2"><text:bookmark-start text:name="__RefHeading___Toc328_4058247836"/>Description<text:bookmark-end text:name="__RefHeading___Toc328_4058247836"/></text:h>
      <text:p text:style-name="P3">L'arbre d'alignement est un objet ponctuel représentant un arbre situé sur le domaine public et géré par le Grand Lyon. Généralement localisé le long des voies de circulation ou sur les espaces publics, il est caractérisé par des informations de gestion (genre, espèce, variété, essence botanique, hauteur, diamètre couronne, localisation, date et année de plantation, …)</text:p>
      <text:h text:style-name="P5" text:outline-level="2"><text:bookmark-start text:name="__RefHeading___Toc330_4058247836"/>Condition d’utilisation<text:bookmark-end text:name="__RefHeading___Toc330_4058247836"/></text:h>
      <text:p text:style-name="P3">Licence Ouverte</text:p>
      <text:h text:style-name="P5" text:outline-level="2"><text:bookmark-start text:name="__RefHeading___Toc332_4058247836"/>Mode de constitution<text:bookmark-end text:name="__RefHeading___Toc332_4058247836"/></text:h>
      <text:p text:style-name="Text_20_body">Mise à jour en continu : remontée d'informations travaux des services du Grand Lyon et des partenaires et vérification de la donnée sur le terrain.</text:p>
      <text:h text:style-name="P5" text:outline-level="2"><text:bookmark-start text:name="__RefHeading___Toc334_4058247836"/>Information g<text:span text:style-name="T1">éographiques</text:span><text:bookmark-end text:name="__RefHeading___Toc334_4058247836"/></text:h>
      <text:list xml:id="list4178582441" text:style-name="L1">
        <text:list-item>
          <text:p text:style-name="P6">Type de représentation spatiale : Ponctuel</text:p>
        </text:list-item>
      </text:list>
      <text:list xml:id="list1113119010" text:style-name="L2">
        <text:list-item>
          <text:p text:style-name="P7">Étendue géographique : 5.059776134430927 est, 4.697129744790859 ouest, 45.567725714387095 sud, 45.93833829625869 nord,</text:p>
        </text:list-item>
        <text:list-item>
          <text:p text:style-name="P7">Système de coordonnées : EPSG:4171</text:p>
        </text:list-item>
      </text:list>
      <text:p text:style-name="Text_20_body"/>
      <text:h text:style-name="P5" text:outline-level="2"><text:bookmark-start text:name="__RefHeading___Toc336_4058247836"/><text:span text:style-name="T1">Informations tables</text:span><text:bookmark-end text:name="__RefHeading___Toc336_4058247836"/></text:h>
      <text:list xml:id="list1756368847" text:style-name="L3">
        <text:list-item>
          <text:p text:style-name="P8">Nombre d’enregistrements : 105 312</text:p>
        </text:list-item>
        <text:list-item>
          <text:p text:style-name="P8">Nombre d'attributs : 27</text:p>
          <text:list>
            <text:list-item>
              <text:p text:style-name="P8">essencefrancais; text; Essence en français</text:p>
            </text:list-item>
            <text:list-item>
              <text:p text:style-name="P8">circonference_cm; int4; Circonférence du tronc (cm)</text:p>
            </text:list-item>
            <text:list-item>
              <text:p text:style-name="P8">hauteurtotale_m; int4; Hauteur totale (m)</text:p>
            </text:list-item>
            <text:list-item>
              <text:p text:style-name="P8"><text:soft-page-break/>hauteurfut_m; int4; Hauteur du fût (m)</text:p>
            </text:list-item>
            <text:list-item>
              <text:p text:style-name="P8">diametrecouronne_m; int4; Diamètre de la couronne (m)</text:p>
            </text:list-item>
            <text:list-item>
              <text:p text:style-name="P8">rayoncouronne_m; numeric; Rayon de la couronne</text:p>
            </text:list-item>
            <text:list-item>
              <text:p text:style-name="P8">dateplantation; date; Date de plantation</text:p>
            </text:list-item>
            <text:list-item>
              <text:p text:style-name="P8">genre; text; Genre</text:p>
            </text:list-item>
            <text:list-item>
              <text:p text:style-name="P8">espece; text; Espèce</text:p>
            </text:list-item>
            <text:list-item>
              <text:p text:style-name="P8">variete; text; Variété</text:p>
            </text:list-item>
            <text:list-item>
              <text:p text:style-name="P8">essence; text; Essence</text:p>
            </text:list-item>
            <text:list-item>
              <text:p text:style-name="P8">architecture; text; Architecture de l'arbre</text:p>
            </text:list-item>
            <text:list-item>
              <text:p text:style-name="P8">localisation; text; Localisation de l'arbre</text:p>
            </text:list-item>
            <text:list-item>
              <text:p text:style-name="P8">naturerevetement; text; Revêtement au pied de l'arbre</text:p>
            </text:list-item>
            <text:list-item>
              <text:p text:style-name="P8">surfacecadre_m2; int4; Surface au pied de l'arbre (m²)</text:p>
            </text:list-item>
            <text:list-item>
              <text:p text:style-name="P8">mobilierurbain; text; Mobilier urbain</text:p>
            </text:list-item>
            <text:list-item>
              <text:p text:style-name="P8">anneeplantation; int4; Année de plantation</text:p>
            </text:list-item>
            <text:list-item>
              <text:p text:style-name="P8">commune; text; Commune</text:p>
            </text:list-item>
            <text:list-item>
              <text:p text:style-name="P8">codeinsee; int4; Code INSEE Commune</text:p>
            </text:list-item>
            <text:list-item>
              <text:p text:style-name="P8">nomvoie; text; Nom de la voie</text:p>
            </text:list-item>
            <text:list-item>
              <text:p text:style-name="P8">codefuv; int4; Code FUV de la voie</text:p>
            </text:list-item>
            <text:list-item>
              <text:p text:style-name="P8">identifiant; int4; Identifiant de l'arbre</text:p>
            </text:list-item>
            <text:list-item>
              <text:p text:style-name="P8">numero; int4; Numéro</text:p>
            </text:list-item>
            <text:list-item>
              <text:p text:style-name="P8">codegenre; int4; Gestion de la symbologie des emplacement libre = 0 souche = 1 le reste =2</text:p>
            </text:list-item>
            <text:list-item>
              <text:p text:style-name="P8">gid; int4</text:p>
            </text:list-item>
            <text:list-item>
              <text:p text:style-name="P8">the_geom; geometry SRID=4171 GeomType=POINT</text:p>
            </text:list-item>
          </text:list>
        </text:list-item>
      </text:list>
      <text:p text:style-name="Standard"/>
      <text:h text:style-name="Heading_20_1" text:outline-level="1"><text:bookmark-start text:name="__RefHeading___Toc215_4058247836"/>Projet<text:bookmark-end text:name="__RefHeading___Toc215_4058247836"/></text:h>
      <text:list xml:id="list3469114026" text:style-name="L4">
        <text:list-item>
          <text:p text:style-name="P9">Attributs utiles:</text:p>
          <text:list>
            <text:list-item>
              <text:p text:style-name="P9">essencefrancais; text; Essence en français</text:p>
            </text:list-item>
            <text:list-item>
              <text:p text:style-name="P9">circonference_cm; int4; Circonférence du tronc (cm)</text:p>
            </text:list-item>
            <text:list-item>
              <text:p text:style-name="P9">hauteurtotale_m; int4; Hauteur totale (m)</text:p>
            </text:list-item>
            <text:list-item>
              <text:p text:style-name="P10"><text:bookmark-start text:name="__DdeLink__183_4103983416"/>dateplantation<text:bookmark-end text:name="__DdeLink__183_4103983416"/>; date; Date de plantation</text:p>
            </text:list-item>
            <text:list-item>
              <text:p text:style-name="P9">genre; text; Genre</text:p>
            </text:list-item>
            <text:list-item>
              <text:p text:style-name="P9">espece; text; Espèce</text:p>
            </text:list-item>
            <text:list-item>
              <text:p text:style-name="P9">variete; text; Variété</text:p>
            </text:list-item>
            <text:list-item>
              <text:p text:style-name="P9">essence; text; Essence</text:p>
            </text:list-item>
            <text:list-item>
              <text:p text:style-name="P9">localisation; text; Localisation de l'arbre</text:p>
            </text:list-item>
            <text:list-item>
              <text:p text:style-name="P9">commune; text; Commune</text:p>
            </text:list-item>
            <text:list-item>
              <text:p text:style-name="P9">nomvoie; text; Nom de la voie</text:p>
            </text:list-item>
            <text:list-item>
              <text:p text:style-name="P9">the_geom; geometry SRID=4171 GeomType=POINT</text:p>
            </text:list-item>
          </text:list>
        </text:list-item>
      </text:list>
      <text:p text:style-name="Standard"/>
      <text:p text:style-name="P11">J’en ai profité pour changer le type des nombres en chaines de caractère<text:span text:style-name="T3">s</text:span> ainsi que supprimer les circonférences et hauteures égales à 0. Il y a aussi une indication d’encodage qui se retrouvait dans ma premiere clée que j’ai supprimmé<text:span text:style-name="T3">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tillium Web" svg:font-family="'Titillium Web',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18:24:14.296124085</meta:creation-date>
    <dc:date>2024-01-08T23:12:19.358119690</dc:date>
    <meta:editing-duration>PT3M54S</meta:editing-duration>
    <meta:editing-cycles>4</meta:editing-cycles>
    <meta:generator>LibreOffice/7.3.7.2$Linux_X86_64 LibreOffice_project/30$Build-2</meta:generator>
    <meta:document-statistic meta:table-count="0" meta:image-count="0" meta:object-count="0" meta:page-count="2" meta:paragraph-count="64" meta:word-count="435" meta:character-count="2770" meta:non-whitespace-character-count="2445"/>
  </office:meta>
</office:document-meta>
</file>